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ec325"/>
    </style:style>
    <style:style style:name="P81" style:family="paragraph" style:parent-style-name="Standard">
      <style:text-properties officeooo:paragraph-rsid="0dc75ecf"/>
    </style:style>
    <style:style style:name="P82" style:family="paragraph" style:parent-style-name="Standard">
      <style:text-properties officeooo:paragraph-rsid="0dc8ca39"/>
    </style:style>
    <style:style style:name="P83" style:family="paragraph" style:parent-style-name="Standard">
      <style:text-properties officeooo:paragraph-rsid="0dd5b7dc"/>
    </style:style>
    <style:style style:name="P84" style:family="paragraph" style:parent-style-name="Standard">
      <style:text-properties officeooo:paragraph-rsid="0dd73527"/>
    </style:style>
    <style:style style:name="P85" style:family="paragraph" style:parent-style-name="Standard">
      <style:text-properties officeooo:paragraph-rsid="0dd7cbe7"/>
    </style:style>
    <style:style style:name="P86" style:family="paragraph" style:parent-style-name="Standard">
      <style:text-properties officeooo:paragraph-rsid="0de3a99f"/>
    </style:style>
    <style:style style:name="P87" style:family="paragraph" style:parent-style-name="Standard">
      <style:text-properties officeooo:paragraph-rsid="0de414b5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4c0055"/>
    </style:style>
    <style:style style:name="P92" style:family="paragraph" style:parent-style-name="Footnote">
      <style:text-properties officeooo:paragraph-rsid="0d5dc5cc"/>
    </style:style>
    <style:style style:name="P93" style:family="paragraph" style:parent-style-name="Footnote">
      <style:text-properties officeooo:paragraph-rsid="0d80b951"/>
    </style:style>
    <style:style style:name="P94" style:family="paragraph" style:parent-style-name="Footnote">
      <style:text-properties officeooo:paragraph-rsid="0d88b8d0"/>
    </style:style>
    <style:style style:name="P95" style:family="paragraph" style:parent-style-name="Footnote">
      <style:text-properties officeooo:paragraph-rsid="0db416b4"/>
    </style:style>
    <style:style style:name="P96" style:family="paragraph" style:parent-style-name="Footnote">
      <style:text-properties officeooo:paragraph-rsid="0dd16467"/>
    </style:style>
    <style:style style:name="P97" style:family="paragraph" style:parent-style-name="Footnote">
      <style:text-properties officeooo:paragraph-rsid="0de5d71d"/>
    </style:style>
    <style:style style:name="P98" style:family="paragraph" style:parent-style-name="Footnote">
      <style:text-properties officeooo:paragraph-rsid="0de71249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05ae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9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7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8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8c391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normal" style:text-underline-style="none" officeooo:rsid="0de3a99f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0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#ffff00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4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5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5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6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7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1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style:font-name="Ubuntu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fo:color="#000000" style:font-name="Ubuntu1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7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7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7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8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81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82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83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84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5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6" style:family="text">
      <style:text-properties fo:color="#000000" style:font-name="Ubuntu1" fo:font-size="12pt" style:font-size-asian="12pt" style:font-size-complex="12pt"/>
    </style:style>
    <style:style style:name="T387" style:family="text">
      <style:text-properties fo:color="#000000" style:font-name="Ubuntu1" fo:font-size="12pt" officeooo:rsid="004804ae" style:font-size-asian="12pt" style:font-size-complex="12pt"/>
    </style:style>
    <style:style style:name="T388" style:family="text">
      <style:text-properties fo:color="#000000" style:font-name="Ubuntu1" fo:font-size="12pt" officeooo:rsid="0d21a97c" style:font-size-asian="12pt" style:font-size-complex="12pt"/>
    </style:style>
    <style:style style:name="T389" style:family="text">
      <style:text-properties fo:color="#000000" style:font-name="Ubuntu1" fo:font-size="12pt" officeooo:rsid="0d2ecc1a" style:font-size-asian="12pt" style:font-size-complex="12pt"/>
    </style:style>
    <style:style style:name="T390" style:family="text">
      <style:text-properties fo:color="#000000" style:text-underline-style="none" officeooo:rsid="0bd0b23f" style:font-size-asian="12pt" style:font-size-complex="12pt"/>
    </style:style>
    <style:style style:name="T39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2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3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14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5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6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7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18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19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2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1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3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4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5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7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8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9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1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officeooo:rsid="047da547"/>
    </style:style>
    <style:style style:name="T456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7" style:family="text">
      <style:text-properties fo:font-size="12pt" style:font-size-asian="12pt" style:font-size-complex="12pt"/>
    </style:style>
    <style:style style:name="T458" style:family="text">
      <style:text-properties fo:font-size="12pt" officeooo:rsid="02eddb5a" style:font-size-asian="12pt" style:font-size-complex="12pt"/>
    </style:style>
    <style:style style:name="T459" style:family="text">
      <style:text-properties fo:font-size="12pt" officeooo:rsid="064c9632" style:font-size-asian="12pt" style:font-size-complex="12pt"/>
    </style:style>
    <style:style style:name="T460" style:family="text">
      <style:text-properties officeooo:rsid="047fb57c"/>
    </style:style>
    <style:style style:name="T461" style:family="text">
      <style:text-properties officeooo:rsid="047da547"/>
    </style:style>
    <style:style style:name="T462" style:family="text">
      <style:text-properties officeooo:rsid="01657261" style:font-size-asian="12pt" style:font-size-complex="12pt"/>
    </style:style>
    <style:style style:name="T463" style:family="text">
      <style:text-properties officeooo:rsid="04473353"/>
    </style:style>
    <style:style style:name="T464" style:family="text">
      <style:text-properties fo:font-weight="normal" style:font-weight-asian="normal" style:font-weight-complex="normal"/>
    </style:style>
    <style:style style:name="T465" style:family="text">
      <style:text-properties fo:font-weight="normal" officeooo:rsid="0d53468e" style:font-weight-asian="normal" style:font-weight-complex="normal"/>
    </style:style>
    <style:style style:name="T466" style:family="text">
      <style:text-properties fo:font-weight="normal" officeooo:rsid="0d5e9ec2" style:font-weight-asian="normal" style:font-weight-complex="normal"/>
    </style:style>
    <style:style style:name="T467" style:family="text">
      <style:text-properties fo:font-weight="normal" officeooo:rsid="0d516aa8" style:font-weight-asian="normal" style:font-weight-complex="normal"/>
    </style:style>
    <style:style style:name="T468" style:family="text">
      <style:text-properties fo:font-weight="normal" officeooo:rsid="0d6a0c36" style:font-weight-asian="normal" style:font-weight-complex="normal"/>
    </style:style>
    <style:style style:name="T469" style:family="text">
      <style:text-properties officeooo:rsid="06049971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officeooo:rsid="06049971" style:font-weight-asian="bold" style:font-weight-complex="bold"/>
    </style:style>
    <style:style style:name="T472" style:family="text">
      <style:text-properties officeooo:rsid="0594b105"/>
    </style:style>
    <style:style style:name="T473" style:family="text">
      <style:text-properties fo:font-style="italic" style:font-style-asian="italic" style:font-style-complex="italic"/>
    </style:style>
    <style:style style:name="T474" style:family="text">
      <style:text-properties officeooo:rsid="0aace3cd"/>
    </style:style>
    <style:style style:name="T47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6" style:family="text">
      <style:text-properties fo:font-size="10pt" officeooo:rsid="06049971" style:font-size-asian="10pt" style:font-size-complex="10pt"/>
    </style:style>
    <style:style style:name="T477" style:family="text">
      <style:text-properties fo:font-size="10pt" officeooo:rsid="0d7d740a" style:font-size-asian="10pt" style:font-size-complex="10pt"/>
    </style:style>
    <style:style style:name="T478" style:family="text">
      <style:text-properties fo:font-size="10pt" officeooo:rsid="0dd944c0" style:font-size-asian="10pt" style:font-style-asian="italic" style:font-size-complex="10pt" style:font-style-complex="italic"/>
    </style:style>
    <style:style style:name="T479" style:family="text">
      <style:text-properties fo:font-size="10pt" officeooo:rsid="06049971" style:font-size-asian="10pt" style:font-style-asian="italic" style:font-size-complex="10pt" style:font-style-complex="italic"/>
    </style:style>
    <style:style style:name="T480" style:family="text">
      <style:text-properties officeooo:rsid="0394a435"/>
    </style:style>
    <style:style style:name="T48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87" style:family="text">
      <style:text-properties officeooo:rsid="0b668458"/>
    </style:style>
    <style:style style:name="T488" style:family="text">
      <style:text-properties officeooo:rsid="0c125172"/>
    </style:style>
    <style:style style:name="T489" style:family="text">
      <style:text-properties officeooo:rsid="0d2d19da"/>
    </style:style>
    <style:style style:name="T490" style:family="text">
      <style:text-properties officeooo:rsid="0d3bc5c4"/>
    </style:style>
    <style:style style:name="T491" style:family="text">
      <style:text-properties officeooo:rsid="0d3fc4ec"/>
    </style:style>
    <style:style style:name="T492" style:family="text">
      <style:text-properties officeooo:rsid="0d4b2054"/>
    </style:style>
    <style:style style:name="T49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4" style:family="text">
      <style:text-properties officeooo:rsid="0d781c5d"/>
    </style:style>
    <style:style style:name="T495" style:family="text">
      <style:text-properties officeooo:rsid="0d7d740a"/>
    </style:style>
    <style:style style:name="T496" style:family="text">
      <style:text-properties officeooo:rsid="0d87d73f"/>
    </style:style>
    <style:style style:name="T497" style:family="text">
      <style:text-properties officeooo:rsid="0d88b8d0"/>
    </style:style>
    <style:style style:name="T498" style:family="text">
      <style:text-properties fo:font-style="normal" style:font-style-asian="normal" style:font-style-complex="normal"/>
    </style:style>
    <style:style style:name="T499" style:family="text">
      <style:text-properties officeooo:rsid="0db2fd57"/>
    </style:style>
    <style:style style:name="T500" style:family="text">
      <style:text-properties officeooo:rsid="0db4d737"/>
    </style:style>
    <style:style style:name="T501" style:family="text">
      <style:text-properties officeooo:rsid="0db5d4ba"/>
    </style:style>
    <style:style style:name="T502" style:family="text">
      <style:text-properties officeooo:rsid="0db5fe7f"/>
    </style:style>
    <style:style style:name="T503" style:family="text">
      <style:text-properties officeooo:rsid="0d1ec96e"/>
    </style:style>
    <style:style style:name="T504" style:family="text">
      <style:text-properties officeooo:rsid="0d4a40eb"/>
    </style:style>
    <style:style style:name="T505" style:family="text">
      <style:text-properties officeooo:rsid="0d53468e"/>
    </style:style>
    <style:style style:name="T506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7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508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53">C</text:span></text:span><text:span text:style-name="Strong_20_Emphasis"><text:span text:style-name="T348">hecklist voor </text:span></text:span><text:span text:style-name="Strong_20_Emphasis"><text:span text:style-name="T356">de installatie</text:span></text:span><text:span text:style-name="Strong_20_Emphasis"><text:span text:style-name="T348"> van </text:span></text:span><text:reference-mark-start text:name="Distributie"/><text:span text:style-name="Strong_20_Emphasis"><text:span text:style-name="T357">Debian</text:span></text:span><text:reference-mark-end text:name="Distributie"/><text:span text:style-name="Strong_20_Emphasis"><text:span text:style-name="T351"> </text:span></text:span><text:reference-mark-start text:name="Versie"/><text:span text:style-name="Strong_20_Emphasis"><text:span text:style-name="T357">1</text:span></text:span><text:span text:style-name="Strong_20_Emphasis"><text:span text:style-name="T358">1</text:span></text:span><text:reference-mark-end text:name="Versie"/><text:span text:style-name="Strong_20_Emphasis"><text:span text:style-name="T349"> </text:span></text:span><text:span text:style-name="Strong_20_Emphasis"><text:span text:style-name="T359">LTS</text:span></text:span><text:span text:style-name="Strong_20_Emphasis"><text:span text:style-name="T349"><text:note text:id="ftn1" text:note-class="footnote"><text:note-citation>1</text:note-citation><text:note-body><text:p text:style-name="P96"><text:span text:style-name="T480">Deze versie heeft codenaam </text:span><text:span text:style-name="T396">B</text:span><text:span text:style-name="T406">ullseye</text:span><text:span text:style-name="T487"> </text:span><text:span text:style-name="T488">(</text:span><text:span text:style-name="T406">bullseye</text:span><text:span text:style-name="T488">)</text:span><text:span text:style-name="T487"> </text:span><text:span text:style-name="T397">en is een zogenaamde LTS-versie (Long-Term Support, langetermijnondersteuning). <text:s/></text:span><text:span text:style-name="T398">Deze</text:span><text:span text:style-name="T397"> LTS-versie versch</text:span><text:span text:style-name="T398">een </text:span><text:span text:style-name="T405">in </text:span><text:span text:style-name="T407">augustus</text:span><text:span text:style-name="T397"> 20</text:span><text:span text:style-name="T407">2</text:span><text:span text:style-name="T398">1</text:span><text:span text:style-name="T397"> en wordt vanaf vrijgave </text:span><text:span text:style-name="T405">vijf</text:span><text:span text:style-name="T397"> jaar ondersteund</text:span><text:span text:style-name="T399"> </text:span><text:span text:style-name="T397">(</text:span><text:span text:style-name="T400">updates </text:span><text:span text:style-name="T397">tot </text:span><text:span text:style-name="T407">augustus</text:span><text:span text:style-name="T398"> </text:span><text:span text:style-name="T397">202</text:span><text:span text:style-name="T407">6</text:span><text:span text:style-name="T399">)</text:span><text:span text:style-name="T401">.</text:span></text:p></text:note-body></text:note></text:span></text:span><text:span text:style-name="Strong_20_Emphasis"><text:span text:style-name="T359"> </text:span></text:span><text:reference-mark-start text:name="Editie"/><text:span text:style-name="Strong_20_Emphasis"><text:span text:style-name="T350">desktop</text:span></text:span><text:reference-mark-end text:name="Editie"/><text:span text:style-name="Strong_20_Emphasis"><text:span text:style-name="T352">.</text:span></text:span></text:p>
      <text:p text:style-name="P13"/>
      <text:p text:style-name="P32"><text:span text:style-name="T20">Kijk op</text:span><text:span text:style-name="T34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8"> </text:span><text:span text:style-name="T424">voor</text:span><text:span text:style-name="T425"> </text:span><text:span text:style-name="T426">deze en andere </text:span><text:span text:style-name="T21">checklists, scripts, en overige bestanden.</text:span></text:p>
      <text:p text:style-name="P25"/>
      <text:p text:style-name="P56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4"/>
      <text:p text:style-name="P14"/>
      <text:p text:style-name="P14">V<text:span text:style-name="T460">ul de waarden in het tekstvak achter de </text:span><text:span text:style-name="Definition"><text:span text:style-name="T461">schuingedrukte</text:span></text:span> <text:span text:style-name="T461">woorden </text:span><text:span text:style-name="T455">(zie toelichting)</text:span><text:span text:style-name="T461">:</text:span></text:p>
      <text:p text:style-name="P4"><text:span text:style-name="Definition"><text:span text:style-name="T431">g</text:span></text:span><text:span text:style-name="Definition"><text:span text:style-name="T430">ebruiker</text:span></text:span><text:span text:style-name="Definition"><text:span text:style-name="T432"><text:tab/><text:tab/></text:span></text:span><text:span text:style-name="Definition"><text:span text:style-name="T423"> <text:tab/><text:tab/></text:span></text:span><text:span text:style-name="T433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33"><text:tab/></text:span><text:span text:style-name="T434">(</text:span><text:span text:style-name="T452">volledige naam, bijv. </text:span><text:span text:style-name="T454">Karel Kamer</text:span><text:span text:style-name="T453">)</text:span></text:p>
      <text:p text:style-name="Standard"><text:span text:style-name="Definition"><text:span text:style-name="T431">g</text:span></text:span><text:span text:style-name="Definition"><text:span text:style-name="T430">ebruikersnaam<text:tab/><text:tab/></text:span></text:span><text:span text:style-name="Definition"><text:span text:style-name="T430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30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6">c</text:span></text:span><text:span text:style-name="Definition"><text:span text:style-name="T445">omputernaam<text:tab/><text:tab/></text:span></text:span><text:span text:style-name="Definition"><text:span text:style-name="T433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unieke naam van de compute</text:span></text:span><text:span text:style-name="Definition"><text:span text:style-name="T436">r</text:span></text:span><text:span text:style-name="Definition"><text:span text:style-name="T437">)</text:span></text:span></text:p>
      <text:p text:style-name="P3"><text:span text:style-name="Definition"><text:span text:style-name="T431">o</text:span></text:span><text:span text:style-name="Definition"><text:span text:style-name="T430">pstartmenu</text:span></text:span><text:span text:style-name="Definition"><text:span text:style-name="T433"><text:tab/><text:tab/><text:tab/></text:span></text:span><text:span text:style-name="Definition"><text:span text:style-name="T433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to</text:span></text:span><text:span text:style-name="Definition"><text:span text:style-name="T442">ets voor het opstartmedium</text:span></text:span><text:span text:style-name="Definition"><text:span text:style-name="T443">)</text:span></text:span></text:p>
      <text:p text:style-name="P3"><text:span text:style-name="Definition"><text:span text:style-name="T447">i</text:span></text:span><text:span text:style-name="Definition"><text:span text:style-name="T448">nstellingen</text:span></text:span><text:span text:style-name="T437"><text:tab/> <text:tab/><text:tab/></text:span><text:span text:style-name="T437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37"><text:tab/>(</text:span><text:span text:style-name="T435">toets voor het BIOS/UEFI-scherm</text:span><text:span text:style-name="T437">)</text:span></text:p>
      <text:p text:style-name="P6"><text:span text:style-name="Definition"><text:span text:style-name="T427">2</text:span></text:span><text:span text:style-name="Definition"><text:span text:style-name="T429">e </text:span></text:span><text:span text:style-name="Definition"><text:span text:style-name="T449">gebr</text:span></text:span><text:span text:style-name="Definition"><text:span text:style-name="T427">uiker </text:span></text:span><text:span text:style-name="Definition"><text:span text:style-name="T428">(evt.)</text:span></text:span><text:span text:style-name="T437"><text:tab/></text:span><text:span text:style-name="T437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37"><text:tab/>(volledige naam </text:span><text:span text:style-name="T440">evt. </text:span><text:span text:style-name="T444">2</text:span><text:span text:style-name="T456">e</text:span><text:span text:style-name="T444"> </text:span><text:span text:style-name="T437">gebruiker)</text:span></text:p>
      <text:p text:style-name="P6"><text:span text:style-name="Definition"><text:span text:style-name="T427">2</text:span></text:span><text:span text:style-name="Definition"><text:span text:style-name="T429">e</text:span></text:span><text:span text:style-name="Definition"><text:span text:style-name="T427"> </text:span></text:span><text:span text:style-name="Definition"><text:span text:style-name="T450">g</text:span></text:span><text:span text:style-name="Definition"><text:span text:style-name="T451">ebruikersnaam</text:span></text:span><text:span text:style-name="T437"><text:tab/></text:span><text:span text:style-name="T437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37"><text:tab/>(</text:span><text:span text:style-name="T435">korte naam </text:span><text:span text:style-name="T440">ev</text:span><text:span text:style-name="T441">entuele</text:span><text:span text:style-name="T440"> </text:span><text:span text:style-name="T444">2</text:span><text:span text:style-name="T456">e</text:span><text:span text:style-name="T444"> </text:span><text:span text:style-name="T438">gebr</text:span><text:span text:style-name="T439">uiker</text:span><text:span text:style-name="T437">)</text:span></text:p>
      <text:p text:style-name="P5"><text:span text:style-name="T367">Vervang </text:span><text:span text:style-name="Definition"><text:span text:style-name="T17">schuingedrukte</text:span></text:span><text:span text:style-name="T367"> </text:span><text:span text:style-name="T368">woorden </text:span><text:span text:style-name="T367">in deze checklist door </text:span><text:span text:style-name="T368">boven</text:span><text:span text:style-name="T367">staande waarden.</text:span></text:p>
      <text:p text:style-name="P15"/>
      <text:p text:style-name="P2"><text:span text:style-name="Strong_20_Emphasis"><text:span text:style-name="T362"/></text:span></text:p>
      <text:p text:style-name="P35"><text:span text:style-name="Strong_20_Emphasis"><text:span text:style-name="T144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4"><text:s/><text:tab/></text:span></text:span><text:span text:style-name="T363">Nog niet op Linux?<text:tab/></text:span><text:span text:style-name="T391"></text:span><text:span text:style-name="T369"> </text:span><text:span text:style-name="T370">G</text:span><text:span text:style-name="T364">ebruik </text:span><text:span text:style-name="Strong_20_Emphasis"><text:span text:style-name="T420">Checklist migratie</text:span></text:span><text:span text:style-name="T3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5"> onder </text:span><text:span text:style-name="T375">Linux</text:span><text:span text:style-name="T366">.</text:span></text:p>
      <text:p text:style-name="P49"><text:span text:style-name="Strong_20_Emphasis"><text:span text:style-name="T144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4"><text:s/><text:tab/></text:span></text:span><text:span text:style-name="T371">Nieuwe installatie?<text:tab/></text:span><text:span text:style-name="T392"></text:span><text:span text:style-name="T374"><text:tab/></text:span><text:span text:style-name="T373">B</text:span><text:span text:style-name="T371">egin bij hoofdstuk </text:span><text:span text:style-name="T371"><text:bookmark-ref text:reference-format="page" text:ref-name="__RefNumPara__4009_1271708128">2</text:bookmark-ref></text:span><text:span text:style-name="T371"><text:s text:c="2"/></text:span><text:span text:style-name="T372"><text:bookmark-ref text:reference-format="text" text:ref-name="__RefNumPara__4009_1271708128">Installatie uitvoeren</text:bookmark-ref></text:span><text:span text:style-name="T372">.</text:span></text:p>
      <text:p text:style-name="P1"><text:span text:style-name="Strong_20_Emphasis"><text:span text:style-name="T361"/></text:span></text:p>
      <text:list xml:id="list4071062511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245740307136">
          <table:table-cell table:style-name="_31_._5f_Installatie_5f_voorbereiden.A1" office:value-type="string">
            <text:p text:style-name="P37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24574030739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92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31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245740307648">
          <table:table-cell table:style-name="_31_._5f_Installatie_5f_voorberei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0"><text:span text:style-name="T503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1">Enter</text:span></text:span><text:span text:style-name="Strong_20_Emphasis"><text:span text:style-name="T89">-toets:<text:line-break/></text:span></text:span><text:span text:style-name="User_20_Entry"><text:span text:style-name="T344">sudo</text:span></text:span><text:span text:style-name="User_20_Entry"><text:span text:style-name="T343"> </text:span></text:span><text:span text:style-name="User_20_Entry"><text:span text:style-name="T344">apt install wget</text:span></text:span></text:p>
            <text:p text:style-name="P80"><text:span text:style-name="User_20_Entry"><text:span text:style-name="T343">wget karelzimmer.nl/</text:span></text:span><text:span text:style-name="User_20_Entry"><text:span text:style-name="T347">kz</text:span></text:span><text:span text:style-name="User_20_Entry"><text:span text:style-name="T343"><text:line-break/>bash </text:span></text:span><text:span text:style-name="User_20_Entry"><text:span text:style-name="T347">kz</text:span></text:span></text:p>
          </table:table-cell>
        </table:table-row>
        <table:table-row table:style-name="TableLine9424574030790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245740308160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0">Super</text:span></text:span><text:span text:style-name="Strong_20_Emphasis"><text:span text:style-name="T101">-toets</text:span></text:span><text:span text:style-name="Strong_20_Emphasis"><text:span text:style-name="T339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7"> </text:span></text:span><text:span text:style-name="Strong_20_Emphasis"><text:span text:style-name="T300">Installatiem</text:span></text:span><text:span text:style-name="Strong_20_Emphasis"><text:span text:style-name="T299">enu</text:span></text:span><text:span text:style-name="Strong_20_Emphasis"><text:span text:style-name="T101">.</text:span></text:span></text:p>
          </table:table-cell>
        </table:table-row>
        <table:table-row table:style-name="TableLine94245740308416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7">1</text:span></text:span><text:span text:style-name="Strong_20_Emphasis"><text:span text:style-name="T303"> - </text:span></text:span><text:span text:style-name="Strong_20_Emphasis"><text:span text:style-name="T304">In</text:span></text:span><text:span text:style-name="Strong_20_Emphasis"><text:span text:style-name="T310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45740308672">
          <table:table-cell table:style-name="_31_._5f_Installatie_5f_voorberei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5">Volg de aanwijzingen op het scherm.</text:span></text:span></text:p>
          </table:table-cell>
        </table:table-row>
        <table:table-row table:style-name="TableLine9424574030892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245740309184">
          <table:table-cell table:style-name="_31_._5f_Installatie_5f_voorbereiden.A1" office:value-type="string">
            <text:p text:style-name="P85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506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2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9"/>
      <text:list xml:id="list130831367043363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4574024086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86">Start de computer op vanaf </text:span><text:span text:style-name="T387">een </text:span><text:span text:style-name="T387"><text:reference-ref text:reference-format="text" text:ref-name="Distributie">Debian</text:reference-ref></text:span><text:span text:style-name="T387"><text:s/></text:span><text:span text:style-name="T389">(</text:span><text:span text:style-name="T388">Live</text:span><text:span text:style-name="T225"><text:note text:id="ftn3" text:note-class="footnote"><text:note-citation>1</text:note-citation><text:note-body><text:p text:style-name="P88"><text:span text:style-name="T463">Vanaf ee</text:span>n Live <text:span text:style-name="T474">USB-stick of </text:span><text:span text:style-name="T402">CD</text:span><text:span text:style-name="T6"> </text:span>kunt <text:span text:style-name="T463">u opstarten en</text:span> met <text:reference-ref text:reference-format="text" text:ref-name="Distributie">Debian</text:reference-ref><text:s/>werken zonder deze te installeren.</text:p></text:note-body></text:note></text:span><text:span text:style-name="T227">)</text:span><text:span text:style-name="T388"> </text:span><text:span text:style-name="T388"><text:reference-ref text:reference-format="text" text:ref-name="Versie">11</text:reference-ref></text:span><text:span text:style-name="T220"><text:s/></text:span><text:span text:style-name="T224">GNOME</text:span><text:span text:style-name="T220"> </text:span><text:span text:style-name="T223">USB-stick</text:span><text:span text:style-name="T223"><text:note text:id="ftn4" text:note-class="footnote"><text:note-citation>2</text:note-citation><text:note-body><text:p text:style-name="P94">Downloa<text:span text:style-name="T494">d</text:span><text:span text:style-name="T490"> </text:span><text:span text:style-name="T404">e</text:span><text:span text:style-name="T497">e</text:span><text:span text:style-name="T499">n</text:span><text:span text:style-name="T497"> </text:span><text:span text:style-name="T494">Netwerk installer </text:span><text:span text:style-name="T490">CD</text:span><text:span text:style-name="T494"> vanaf</text:span><text:span text:style-name="Strong_20_Emphasis"><text:span text:style-name="T232"> </text:span></text:span><text:a xlink:type="simple" xlink:href="https://debian.org/" text:style-name="Internet_20_link" text:visited-style-name="Visited_20_Internet_20_Link"><text:span text:style-name="Internet_20_link"><text:span text:style-name="T421">debian.org</text:span></text:span></text:a><text:span text:style-name="Strong_20_Emphasis"><text:span text:style-name="T233"> </text:span></text:span><text:span text:style-name="Strong_20_Emphasis"><text:span text:style-name="T235">(klik op de knop </text:span></text:span><text:span text:style-name="Strong_20_Emphasis"><text:span text:style-name="T263">Download</text:span></text:span><text:span text:style-name="Strong_20_Emphasis"><text:span text:style-name="T235">) </text:span></text:span><text:span text:style-name="Strong_20_Emphasis"><text:span text:style-name="T234">of <text:line-break/></text:span></text:span><text:span text:style-name="Strong_20_Emphasis"><text:span text:style-name="T249">download </text:span></text:span><text:span text:style-name="Strong_20_Emphasis"><text:span text:style-name="T259">e</text:span></text:span><text:span text:style-name="Strong_20_Emphasis"><text:span text:style-name="T250">e</text:span></text:span><text:span text:style-name="Strong_20_Emphasis"><text:span text:style-name="T254">n</text:span></text:span><text:span text:style-name="Strong_20_Emphasis"><text:span text:style-name="T250"> </text:span></text:span><text:span text:style-name="T489">Live CD </text:span><text:span text:style-name="T494">vanaf</text:span><text:span text:style-name="Strong_20_Emphasis"><text:span text:style-name="T229"> </text:span></text:span><text:a xlink:type="simple" xlink:href="https://debian.org/CD/live/" text:style-name="Internet_20_link" text:visited-style-name="Visited_20_Internet_20_Link"><text:span text:style-name="Internet_20_link"><text:span text:style-name="T422">debian.org/CD/live</text:span></text:span></text:a><text:span text:style-name="Strong_20_Emphasis"><text:span text:style-name="T233"> </text:span></text:span><text:span text:style-name="Strong_20_Emphasis"><text:span text:style-name="T242">(</text:span></text:span><text:span text:style-name="Strong_20_Emphasis"><text:span text:style-name="T252">kies </text:span></text:span><text:span text:style-name="Strong_20_Emphasis"><text:span text:style-name="T242">debian-</text:span></text:span><text:span text:style-name="Strong_20_Emphasis"><text:span text:style-name="T248">live-</text:span></text:span><text:span text:style-name="Strong_20_Emphasis"><text:span text:style-name="T242">...-gnome.iso), </text:span></text:span><text:span text:style-name="Strong_20_Emphasis"><text:span text:style-name="T250">of</text:span></text:span></text:p><text:p text:style-name="P95"><text:span text:style-name="Strong_20_Emphasis"><text:span text:style-name="T228"><text:tab/>dow</text:span></text:span><text:span text:style-name="Strong_20_Emphasis"><text:span text:style-name="T250">nload </text:span></text:span><text:span text:style-name="Strong_20_Emphasis"><text:span text:style-name="T259">e</text:span></text:span><text:span text:style-name="Strong_20_Emphasis"><text:span text:style-name="T253">e</text:span></text:span><text:span text:style-name="Strong_20_Emphasis"><text:span text:style-name="T254">n</text:span></text:span><text:span text:style-name="Strong_20_Emphasis"><text:span text:style-name="T267"> </text:span></text:span><text:span text:style-name="Strong_20_Emphasis"><text:span text:style-name="T250">Live CD </text:span></text:span><text:span text:style-name="Strong_20_Emphasis"><text:span text:style-name="T258">met</text:span></text:span><text:span text:style-name="Strong_20_Emphasis"><text:span text:style-name="T250"> firmwarebestanden</text:span></text:span><text:span text:style-name="Strong_20_Emphasis"><text:span text:style-name="T340"><text:note-ref text:note-class="footnote" text:reference-format="text" text:ref-name="ftn6">4</text:note-ref></text:span></text:span><text:span text:style-name="Strong_20_Emphasis"><text:span text:style-name="T342"> </text:span></text:span><text:span text:style-name="Strong_20_Emphasis"><text:span text:style-name="T250">(</text:span></text:span><text:span text:style-name="Strong_20_Emphasis"><text:span text:style-name="T255">kies </text:span></text:span><text:span text:style-name="Strong_20_Emphasis"><text:span text:style-name="T250">debian-</text:span></text:span><text:span text:style-name="Strong_20_Emphasis"><text:span text:style-name="T255">live-</text:span></text:span><text:span text:style-name="Strong_20_Emphasis"><text:span text:style-name="T242">...-gnome</text:span></text:span><text:span text:style-name="Strong_20_Emphasis"><text:span text:style-name="T250">+non-fre</text:span></text:span><text:span text:style-name="Strong_20_Emphasis"><text:span text:style-name="T251">e</text:span></text:span><text:span text:style-name="Strong_20_Emphasis"><text:span text:style-name="T250">.iso), </text:span></text:span><text:span text:style-name="Strong_20_Emphasis"><text:span text:style-name="T228">e</text:span></text:span><text:span text:style-name="Strong_20_Emphasis"><text:span text:style-name="T231">n</text:span></text:span></text:p><text:p text:style-name="P95"><text:span text:style-name="Strong_20_Emphasis"><text:span text:style-name="T231"><text:tab/></text:span></text:span>plaats een USB-stick <text:span text:style-name="T500">van </text:span>min<text:span text:style-name="T501">imaal</text:span> 4 GB.</text:p><text:p text:style-name="P91"><text:tab/><text:span text:style-name="Strong_20_Emphasis"><text:span text:style-name="T257">G</text:span></text:span><text:span text:style-name="Strong_20_Emphasis"><text:span text:style-name="T237">ebruik </text:span></text:span><text:span text:style-name="Strong_20_Emphasis"><text:span text:style-name="T238">het programma balenaEtche</text:span></text:span><text:span text:style-name="Strong_20_Emphasis"><text:span text:style-name="T239">r</text:span></text:span><text:span text:style-name="Strong_20_Emphasis"><text:span text:style-name="T238"> </text:span></text:span><text:span text:style-name="Strong_20_Emphasis"><text:span text:style-name="T240">(</text:span></text:span><text:a xlink:type="simple" xlink:href="https://www.balena.io/etcher/" text:style-name="Internet_20_link" text:visited-style-name="Visited_20_Internet_20_Link"><text:span text:style-name="Strong_20_Emphasis"><text:span text:style-name="T493">etcher.io</text:span></text:span></text:a><text:span text:style-name="Strong_20_Emphasis"><text:span text:style-name="T240">) </text:span></text:span><text:span text:style-name="Strong_20_Emphasis"><text:span text:style-name="T247">om de CD naar de USB-stick te schrijven</text:span></text:span><text:span text:style-name="Strong_20_Emphasis"><text:span text:style-name="T240">; </text:span></text:span><text:span text:style-name="Strong_20_Emphasis"><text:span text:style-name="T238">balenaEtche</text:span></text:span><text:span text:style-name="Strong_20_Emphasis"><text:span text:style-name="T239">r</text:span></text:span><text:span text:style-name="Strong_20_Emphasis"><text:span text:style-name="T243"> is</text:span></text:span><text:span text:style-name="Strong_20_Emphasis"><text:span text:style-name="T240"> </text:span></text:span><text:span text:style-name="Strong_20_Emphasis"><text:span text:style-name="T236">beschikbaar voor </text:span></text:span><text:span text:style-name="Strong_20_Emphasis"><text:span text:style-name="T244">Windows, </text:span></text:span><text:span text:style-name="Strong_20_Emphasis"><text:span text:style-name="T245">OS X</text:span></text:span><text:span text:style-name="Strong_20_Emphasis"><text:span text:style-name="T238">, </text:span></text:span><text:span text:style-name="Strong_20_Emphasis"><text:span text:style-name="T240">en </text:span></text:span><text:span text:style-name="Strong_20_Emphasis"><text:span text:style-name="T246">GNU/</text:span></text:span><text:span text:style-name="Strong_20_Emphasis"><text:span text:style-name="T238">Linux</text:span></text:span><text:span text:style-name="Strong_20_Emphasis"><text:span text:style-name="T241">.</text:span></text:span></text:p></text:note-body></text:note></text:span><text:span text:style-name="T223"> </text:span><text:span text:style-name="T226">of</text:span><text:span text:style-name="T223"> </text:span><text:span text:style-name="T217">C</text:span><text:span text:style-name="T223">D</text:span><text:span text:style-name="T223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0">.</text:span></text:p>
            <text:p text:style-name="P39"><text:span text:style-name="T221">Opstartmenu/</text:span><text:span text:style-name="T222">boot menu</text:span><text:span text:style-name="T221"> </text:span><text:span text:style-name="T220">via </text:span><text:span text:style-name="Definition"><text:span text:style-name="T462">opstartmenu</text:span></text:span><text:span text:style-name="T220">, </text:span><text:span text:style-name="T221">instellingen/</text:span><text:span text:style-name="T222">setup</text:span><text:span text:style-name="T220"> via </text:span><text:span text:style-name="Definition"><text:span text:style-name="T462">instellingen</text:span></text:span><text:span text:style-name="T220">.</text:span></text:p>
          </table:table-cell>
        </table:table-row>
        <table:table-row table:style-name="TableLine9424574015808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56">Enter</text:span></text:span><text:span text:style-name="Strong_20_Emphasis"><text:span text:style-name="T129">-toets.</text:span></text:span></text:p>
          </table:table-cell>
        </table:table-row>
        <table:table-row table:style-name="TableLine942457401934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8">S</text:span></text:span><text:span text:style-name="Strong_20_Emphasis"><text:span text:style-name="T270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245740594976">
          <table:table-cell table:style-name="_32_._5f_Installatie_5f_uitvoeren.A1" office:value-type="string">
            <text:p text:style-name="P50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7">Volgende.</text:span></text:span></text:p>
          </table:table-cell>
        </table:table-row>
        <table:table-row table:style-name="TableLine94245740595232">
          <table:table-cell table:style-name="_32_._5f_Installatie_5f_uitvoeren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30">H</text:span></text:span><text:span text:style-name="Strong_20_Emphasis"><text:span text:style-name="T277">et t</text:span></text:span><text:span text:style-name="Strong_20_Emphasis"><text:span text:style-name="T276">oetsenbord </text:span></text:span><text:span text:style-name="Strong_20_Emphasis"><text:span text:style-name="T277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245740595488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5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93"><text:span text:style-name="T403">R</text:span><text:span text:style-name="T495">aadpleeg </text:span><text:a xlink:type="simple" xlink:href="https://wiki.debian.org/Firmware" text:style-name="Internet_20_link" text:visited-style-name="Visited_20_Internet_20_Link"><text:span text:style-name="T477">wiki.debian.org/Firmware</text:span></text:a> <text:span text:style-name="T496">voor firmwarebestanden </text:span><text:span text:style-name="T502">voor, </text:span><text:span text:style-name="T496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40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4574059574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9">H</text:span></text:span><text:span text:style-name="Strong_20_Emphasis"><text:span text:style-name="T271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1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45740596000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2">Gebruikers en wachtwoorden instellen</text:span></text:span><text:span text:style-name="Strong_20_Emphasis"><text:span text:style-name="T289"> </text:span></text:span><text:span text:style-name="Strong_20_Emphasis"><text:span text:style-name="T290">bij</text:span></text:span><text:span text:style-name="Strong_20_Emphasis"><text:span text:style-name="T289"> </text:span></text:span><text:span text:style-name="Strong_20_Emphasis"><text:span text:style-name="T321">Wat is de volledige naam van de nieuwe gebruiker</text:span></text:span><text:span text:style-name="Strong_20_Emphasis"><text:span text:style-name="T273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45740596256">
          <table:table-cell table:style-name="_32_._5f_Installatie_5f_uitvoeren.A1" office:value-type="string">
            <text:p text:style-name="P64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2">Gebruikers en wachtwoorden instellen</text:span></text:span><text:span text:style-name="Strong_20_Emphasis"><text:span text:style-name="T289"> </text:span></text:span><text:span text:style-name="Strong_20_Emphasis"><text:span text:style-name="T290">bij</text:span></text:span><text:span text:style-name="Strong_20_Emphasis"><text:span text:style-name="T289"> </text:span></text:span><text:span text:style-name="Strong_20_Emphasis"><text:span text:style-name="T321">Wat is </text:span></text:span><text:span text:style-name="Strong_20_Emphasis"><text:span text:style-name="T322">het wachtwoord voor de nieuwe gebruiker</text:span></text:span><text:span text:style-name="Strong_20_Emphasis"><text:span text:style-name="T273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24574059651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335">bij</text:span></text:span><text:span text:style-name="Strong_20_Emphasis"><text:span text:style-name="T291"> </text:span></text:span><text:span text:style-name="Strong_20_Emphasis"><text:span text:style-name="T324">Schijfindelingsmethode</text:span></text:span><text:span text:style-name="Strong_20_Emphasis"><text:span text:style-name="T269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245740596768">
          <table:table-cell table:style-name="_32_._5f_Installatie_5f_uitvoeren.A1" office:value-type="string">
            <text:p text:style-name="P73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292">en </text:span></text:span><text:span text:style-name="Strong_20_Emphasis"><text:span text:style-name="T325">Data … wordt gewist</text:span></text:span><text:span text:style-name="Strong_20_Emphasis"><text:span text:style-name="T292"> klik </text:span></text:span><text:span text:style-name="Strong_20_Emphasis"><text:span text:style-name="T293">evt. </text:span></text:span><text:span text:style-name="Strong_20_Emphasis"><text:span text:style-name="T292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24574059702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245740597280">
          <table:table-cell table:style-name="_32_._5f_Installatie_5f_uitvoer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4">Schijven indelen</text:span></text:span><text:span text:style-name="Strong_20_Emphasis"><text:span text:style-name="T291"> </text:span></text:span><text:span text:style-name="Strong_20_Emphasis"><text:span text:style-name="T336">met</text:span></text:span><text:span text:style-name="Strong_20_Emphasis"><text:span text:style-name="T30"> </text:span></text:span><text:span text:style-name="Strong_20_Emphasis"><text:span text:style-name="T323">Wilt u deze aanpassingen wegschrijven naar de schijven?</text:span></text:span><text:span text:style-name="Strong_20_Emphasis"><text:span text:style-name="T269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245740597536">
          <table:table-cell table:style-name="_32_._5f_Installatie_5f_uitvoeren.A1" office:value-type="string">
            <text:p text:style-name="P77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98">Als</text:span> het scherm <text:span text:style-name="T470">Software-selectie</text:span> verschijnt, <text:span text:style-name="T473">dat is als de Netwerk installer CD wordt gebruikt</text:span>, klik <text:span text:style-name="T491">in keuzevak </text:span>voor <text:span text:style-name="T470">GNOME</text:span> en klik op <text:span text:style-name="T470">Volgende</text:span>.</text:p>
          </table:table-cell>
        </table:table-row>
        <table:table-row table:style-name="TableLine94245740597792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19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2457405980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45740598304">
          <table:table-cell table:style-name="_32_._5f_Installatie_5f_uitvoer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41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56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8"><text:span text:style-name="Strong_20_Emphasis"><text:span text:style-name="T148"/></text:span></text:p>
      <text:list xml:id="list130831432197347" text:continue-numbering="true" text:style-name="L1">
        <text:list-item>
          <text:p text:style-name="P101"><text:span text:style-name="Strong_20_Emphasis"><text:span text:style-name="T278">Installatie </text:span></text:span><text:span text:style-name="Strong_20_Emphasis"><text:span text:style-name="T279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4574052177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6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0">Enter</text:span></text:span><text:span text:style-name="Strong_20_Emphasis"><text:span text:style-name="T56">-toets.</text:span></text:span></text:p>
          </table:table-cell>
        </table:table-row>
        <table:table-row table:style-name="TableLine942457405360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45740545280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245740835136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40835392">
          <table:table-cell table:style-name="_33_._5f_Installatie_5f_afronden.A1" office:value-type="string">
            <text:p text:style-name="P87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5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0">Volgende</text:span></text:span><text:span text:style-name="Strong_20_Emphasis"><text:span text:style-name="T150">.</text:span></text:span></text:p>
          </table:table-cell>
        </table:table-row>
        <table:table-row table:style-name="TableLine94245740835648">
          <table:table-cell table:style-name="_33_._5f_Installatie_5f_afronden.A1" office:value-type="string">
            <text:p text:style-name="P87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5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6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2457408359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50"/></text:span></text:p>
          </table:table-cell>
        </table:table-row>
        <table:table-row table:style-name="TableLine94245740836160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90"><text:span text:style-name="T393">De </text:span><text:span text:style-name="T417">Super</text:span><text:span text:style-name="T393">-toets is de Windows</text:span><text:span text:style-name="T394">-</text:span><text:span text:style-name="T395">toets</text:span><text:span text:style-name="T393">, </text:span><text:span text:style-name="T394">C</text:span><text:span text:style-name="T393">ommand-</text:span><text:span text:style-name="T395">toets</text:span><text:span text:style-name="T393">, of </text:span><text:span text:style-name="T394">V</text:span><text:span text:style-name="T393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3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4">Gebruikers</text:span></text:span><text:span text:style-name="Strong_20_Emphasis"><text:span text:style-name="T113">.</text:span></text:span></text:p>
          </table:table-cell>
        </table:table-row>
        <table:table-row table:style-name="TableLine9424574083641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6">Gebruik</text:span></text:span><text:span text:style-name="Strong_20_Emphasis"><text:span text:style-name="T307">er</text:span></text:span><text:span text:style-name="Strong_20_Emphasis"><text:span text:style-name="T306"> toevoegen</text:span></text:span><text:span text:style-name="Strong_20_Emphasis"><text:span text:style-name="T125">.</text:span></text:span></text:p>
          </table:table-cell>
        </table:table-row>
        <table:table-row table:style-name="TableLine942457408366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40837264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0">Super</text:span></text:span><text:span text:style-name="Strong_20_Emphasis"><text:span text:style-name="T91">-toets</text:span></text:span><text:span text:style-name="Strong_20_Emphasis"><text:span text:style-name="T338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5">Software</text:span></text:span><text:span text:style-name="Strong_20_Emphasis"><text:span text:style-name="T91">.</text:span></text:span></text:p>
          </table:table-cell>
        </table:table-row>
        <table:table-row table:style-name="TableLine94245740837856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81">Klik op </text:span><text:span text:style-name="T384">Updates</text:span><text:span text:style-name="T382"> en a</text:span><text:span text:style-name="T380">ls</text:span><text:span text:style-name="T376"> </text:span><text:span text:style-name="T377">er </text:span><text:span text:style-name="T376">updates beschikbaar zijn, k</text:span><text:span text:style-name="T378">lik op </text:span><text:span text:style-name="Strong_20_Emphasis"><text:span text:style-name="T390">Downloaden</text:span></text:span><text:span text:style-name="T378"> </text:span><text:span text:style-name="T383">en vervolgens op </text:span><text:span text:style-name="T385">Herstarten &amp; bijwerken</text:span><text:span text:style-name="T383">.</text:span></text:p>
          </table:table-cell>
        </table:table-row>
        <table:table-row table:style-name="TableLine9424574083844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79">A</text:span><text:span text:style-name="T472">anmelden als </text:span><text:span text:style-name="Definition"><text:span text:style-name="T8">gebruiker</text:span></text:span>.</text:p>
          </table:table-cell>
        </table:table-row>
        <table:table-row table:style-name="TableLine94245740839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40839632">
          <table:table-cell table:style-name="_33_._5f_Installatie_5f_afronden.A1" office:value-type="string">
            <text:p text:style-name="P50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338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31">Terminalvenster</text:span></text:span><text:span text:style-name="Strong_20_Emphasis"><text:span text:style-name="T116">. </text:span></text:span></text:p>
          </table:table-cell>
        </table:table-row>
        <table:table-row table:style-name="TableLine94245740840224">
          <table:table-cell table:style-name="_33_._5f_Installatie_5f_afronden.A1" office:value-type="string">
            <text:p text:style-name="P65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503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1">Enter</text:span></text:span><text:span text:style-name="Strong_20_Emphasis"><text:span text:style-name="T89">-toets:<text:line-break/></text:span></text:span><text:span text:style-name="User_20_Entry"><text:span text:style-name="T344">sudo</text:span></text:span><text:span text:style-name="User_20_Entry"><text:span text:style-name="T343"> </text:span></text:span><text:span text:style-name="User_20_Entry"><text:span text:style-name="T344">apt install wget</text:span></text:span><text:span text:style-name="User_20_Entry"><text:span text:style-name="T343"><text:line-break/>wget karelzimmer.nl/</text:span></text:span><text:span text:style-name="User_20_Entry"><text:span text:style-name="T347">kz</text:span></text:span><text:span text:style-name="User_20_Entry"><text:span text:style-name="T343"><text:line-break/>bash </text:span></text:span><text:span text:style-name="User_20_Entry"><text:span text:style-name="T347">kz</text:span></text:span></text:p>
          </table:table-cell>
        </table:table-row>
        <table:table-row table:style-name="TableLine94245740840816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45740841408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0">Super</text:span></text:span><text:span text:style-name="Strong_20_Emphasis"><text:span text:style-name="T91">-toets</text:span></text:span><text:span text:style-name="Strong_20_Emphasis"><text:span text:style-name="T338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0">Installatiem</text:span></text:span><text:span text:style-name="Strong_20_Emphasis"><text:span text:style-name="T299">enu</text:span></text:span><text:span text:style-name="Strong_20_Emphasis"><text:span text:style-name="T88">.</text:span></text:span></text:p>
          </table:table-cell>
        </table:table-row>
        <table:table-row table:style-name="TableLine94245740842000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298">3 -</text:span></text:span><text:span text:style-name="Strong_20_Emphasis"><text:span text:style-name="T268"> </text:span></text:span><text:span text:style-name="Strong_20_Emphasis"><text:span text:style-name="T294">Installatie</text:span></text:span><text:span text:style-name="Strong_20_Emphasis"><text:span text:style-name="T295"> </text:span></text:span><text:span text:style-name="Strong_20_Emphasis"><text:span text:style-name="T296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45740842592">
          <table:table-cell table:style-name="_33_._5f_Installatie_5f_afronden.A1" office:value-type="string">
            <text:p text:style-name="P51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5">Volg de aanwijzingen op het scherm.</text:span></text:span></text:p>
          </table:table-cell>
        </table:table-row>
        <table:table-row table:style-name="TableLine94245740843184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245740843776">
          <table:table-cell table:style-name="_33_._5f_Installatie_5f_afronden.A1" office:value-type="string">
            <text:p text:style-name="P81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3"><text:span text:style-name="T505">De installatie kan nagelopen worden aan de hand van </text:span><text:span text:style-name="T508">een </text:span><text:span text:style-name="T505">bestand</text:span><text:span text:style-name="T504"><text:note text:id="ftn8" text:note-class="footnote"><text:note-citation>2</text:note-citation><text:note-body><text:p text:style-name="P98"><text:span text:style-name="T468">In map </text:span><text:span text:style-name="T465">/usr/local/etc </text:span><text:span text:style-name="T468">bevat </text:span><text:span text:style-name="T415">b</text:span><text:span text:style-name="T465">estand kz_install</text:span><text:span text:style-name="T416">_</text:span><text:span text:style-name="T414">applist</text:span><text:span text:style-name="T465"> </text:span><text:span text:style-name="T466">eerder geïnstalleerde apps</text:span><text:span text:style-name="T467">.</text:span></text:p></text:note-body></text:note></text:span><text:span text:style-name="T505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2"/></text:span></text:p>
      <text:p text:style-name="P42"><text:span text:style-name="Strong_20_Emphasis"><text:span text:style-name="T75"/></text:span></text:p>
      <text:list xml:id="list130830880227178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4574079697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9"><text:span text:style-name="T469">Na aanmelden als </text:span><text:span text:style-name="Definition"><text:span text:style-name="T478">2</text:span></text:span><text:span text:style-name="Definition"><text:span text:style-name="T507">e</text:span></text:span><text:span text:style-name="Definition"><text:span text:style-name="T478"> </text:span></text:span><text:span text:style-name="Definition"><text:span text:style-name="T479">gebruiker</text:span></text:span><text:span text:style-name="T469">, </text:span><text:span text:style-name="T492">zoek en </text:span><text:span text:style-name="T469">start</text:span><text:span text:style-name="T476"> </text:span><text:span text:style-name="T475">In</text:span><text:span text:style-name="T471">stallatiemenu</text:span><text:span text:style-name="Strong_20_Emphasis"><text:span text:style-name="T327"> </text:span></text:span><text:span text:style-name="T469">en </text:span><text:span text:style-name="User_20_Entry"><text:span text:style-name="T264">kies </text:span></text:span><text:span text:style-name="User_20_Entry"><text:span text:style-name="T266">4 -</text:span></text:span><text:span text:style-name="User_20_Entry"><text:span text:style-name="T264"> </text:span></text:span><text:span text:style-name="User_20_Entry"><text:span text:style-name="T265">Gebruiker inrichten</text:span></text:span><text:span text:style-name="User_20_Entry"><text:span text:style-name="T264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7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298">4 -</text:span></text:span><text:span text:style-name="Strong_20_Emphasis"><text:span text:style-name="T268"> </text:span></text:span><text:span text:style-name="T311">Gebruiker inrichten</text:span><text:span text:style-name="Strong_20_Emphasis"><text:span text:style-name="T78">.</text:span></text:span></text:p>
          </table:table-cell>
        </table:table-row>
        <table:table-row table:style-name="TableLine9424574082939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64">Volg de aanwijzingen op het scherm.</text:span></text:span></text:p>
          </table:table-cell>
        </table:table-row>
        <table:table-row table:style-name="TableLine94245740831776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245740751648">
          <table:table-cell table:style-name="Tabel2.A1" office:value-type="string">
            <text:p text:style-name="P82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4"><text:span text:style-name="T418">Het</text:span><text:span text:style-name="T505"> </text:span><text:span text:style-name="T419">inrichten </text:span><text:span text:style-name="T505">kan nagelopen worden aan de hand van bestanden</text:span><text:span text:style-name="T504"><text:note text:id="ftn10" text:note-class="footnote"><text:note-citation>2</text:note-citation><text:note-body><text:p text:style-name="P97"><text:span text:style-name="T413">I</text:span><text:span text:style-name="T409">n</text:span><text:span text:style-name="T410"> de Persoonlijke map </text:span><text:span text:style-name="T409">bevat </text:span><text:span text:style-name="T413">map </text:span><text:span text:style-name="T410">kz_setup_list</text:span><text:span text:style-name="T408">s </text:span><text:span text:style-name="T412">bestanden met</text:span><text:span text:style-name="T409"> </text:span><text:span text:style-name="T411">eerder gekozen gebruikersfoto, </text:span><text:span text:style-name="T410">bureaubladachtergrond, favorieten, en opdrachtgeschiedenis.</text:span></text:p></text:note-body></text:note></text:span><text:span text:style-name="T505"> aangemaakt in hoofdstuk 1 met keuze 1 - Installatie voorbereiden.</text:span></text:p>
          </table:table-cell>
        </table:table-row>
        <table:table-row table:style-name="TableLine942457407504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41051024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3">Herstart de computer.</text:span></text:span></text:p>
          </table:table-cell>
        </table:table-row>
        <table:table-row table:style-name="TableLine94245741051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4092980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2457410131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4101377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6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2457410456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4104628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6">Maak een </text:span></text:span><text:span text:style-name="Strong_20_Emphasis"><text:span text:style-name="T288">back-up</text:span></text:span><text:span text:style-name="Strong_20_Emphasis"><text:span text:style-name="T286"> </text:span></text:span><text:span text:style-name="Strong_20_Emphasis"><text:span text:style-name="T285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0">Installatie</text:span></text:span><text:span text:style-name="Strong_20_Emphasis"><text:span text:style-name="T301">m</text:span></text:span><text:span text:style-name="Strong_20_Emphasis"><text:span text:style-name="T299">enu</text:span></text:span><text:span text:style-name="Strong_20_Emphasis"><text:span text:style-name="T88">.</text:span></text:span></text:p>
          </table:table-cell>
        </table:table-row>
        <table:table-row table:style-name="TableLine94245741046880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33">K</text:span></text:span><text:span text:style-name="Strong_20_Emphasis"><text:span text:style-name="T286">ies</text:span></text:span><text:span text:style-name="Strong_20_Emphasis"><text:span text:style-name="T285"> </text:span></text:span><text:span text:style-name="Strong_20_Emphasis"><text:span text:style-name="T308">5 -</text:span></text:span><text:span text:style-name="T284"> </text:span><text:span text:style-name="T308">Opdrachtenmenu</text:span><text:span text:style-name="T286">, </text:span><text:span text:style-name="T337">kies</text:span><text:span text:style-name="T286"> </text:span><text:span text:style-name="T309">1 -</text:span><text:span text:style-name="T284"> </text:span><text:span text:style-name="T312">Back-up</text:span><text:span text:style-name="T309"> </text:span><text:span text:style-name="T312">maken</text:span><text:span text:style-name="T284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245741040992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83">Volg de aanwijzingen op het scherm.</text:span></text:span></text:p>
          </table:table-cell>
        </table:table-row>
        <table:table-row table:style-name="TableLine942457410415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45741042336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32">Plan automatische </text:span></text:span><text:span text:style-name="Strong_20_Emphasis"><text:span text:style-name="T334">reservekopieën</text:span></text:span><text:span text:style-name="Strong_20_Emphasis"><text:span text:style-name="T286"> </text:span></text:span><text:span text:style-name="Strong_20_Emphasis"><text:span text:style-name="T287">in </text:span></text:span><text:span text:style-name="Strong_20_Emphasis"><text:span text:style-name="T285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0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2">Reservekopieën</text:span></text:span><text:span text:style-name="Strong_20_Emphasis"><text:span text:style-name="T88">.</text:span></text:span></text:p>
          </table:table-cell>
        </table:table-row>
        <table:table-row table:style-name="TableLine94245741038848">
          <table:table-cell table:style-name="Tabel2.A1" office:value-type="string">
            <text:p text:style-name="P52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83">Volg de aanwijzingen op het scherm.</text:span></text:span></text:p>
          </table:table-cell>
        </table:table-row>
      </table:table>
      <text:p text:style-name="P17"><text:span text:style-name="Strong_20_Emphasis"><text:span text:style-name="T78"/></text:span></text:p>
      <text:p text:style-name="P47"/>
      <text:p text:style-name="P33"><text:span text:style-name="T354">De installatie van </text:span><text:span text:style-name="T354"><text:reference-ref text:reference-format="text" text:ref-name="Distributie">Debian</text:reference-ref></text:span><text:span text:style-name="T354"><text:s/></text:span><text:span text:style-name="T355"><text:reference-ref text:reference-format="text" text:ref-name="Versie">11</text:reference-ref></text:span><text:span text:style-name="T354"><text:s/></text:span><text:span text:style-name="T360">LTS </text:span><text:span text:style-name="T354"><text:reference-ref text:reference-format="text" text:ref-name="Editie">desktop</text:reference-ref></text:span><text:span text:style-name="T354"><text:s/>is voltooid.</text:span></text:p>
      <text:p text:style-name="P27"/>
      <text:p text:style-name="P26"><text:span text:style-name="T459">E</text:span><text:span text:style-name="T458">inde c</text:span><text:span text:style-name="T457">hecklist.</text:span></text:p>
      <text:p text:style-name="P28"/>
      <text:p text:style-name="P7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83">Auteursrecht </text:span><text:span text:style-name="Strong_20_Emphasis"><text:span text:style-name="T482">© </text:span></text:span><text:span text:style-name="Strong_20_Emphasis"><text:span text:style-name="T481">2</text:span></text:span><text:span text:style-name="T483">020-</text:span><text:span text:style-name="T485">2021</text:span><text:span text:style-name="T483"> Karel Zimmer.</text:span></text:p>
      <text:p text:style-name="P9"/>
      <text:p text:style-name="P11"><text:span text:style-name="T484">Creative Commons Naamsvermelding-GelijkDelen Internationaal</text:span><text:span text:style-name="T486">-</text:span><text:span text:style-name="T484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84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20T13:08:30.038297111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3:08:29.945861115</dc:date>
    <meta:keyword>Installatie</meta:keyword>
    <meta:keyword>Checklist</meta:keyword>
    <meta:keyword>Linux</meta:keyword>
    <meta:editing-cycles>6314</meta:editing-cycles>
    <meta:editing-duration>P11DT3H12M49S</meta:editing-duration>
    <meta:print-date>2021-03-23T20:07:57.967210640</meta:print-date>
    <dc:creator>Karel Zimmer</dc:creator>
    <meta:document-statistic meta:table-count="4" meta:image-count="0" meta:object-count="0" meta:page-count="4" meta:paragraph-count="140" meta:word-count="1108" meta:character-count="7517" meta:non-whitespace-character-count="6419"/>
    <meta:user-defined meta:name="Info 1"/>
    <meta:user-defined meta:name="Info 2"/>
    <meta:user-defined meta:name="Info 3"/>
    <meta:user-defined meta:name="Info 4"/>
  </office:meta>
</office:document-meta>
</file>